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1" svg:font-family="TlwgMono" style:font-pitch="fixed"/>
    <style:font-face style:name="Liberation Sans1" svg:font-family="'Liberation Sans'" style:font-pitch="variable"/>
    <style:font-face style:name="TlwgMono" svg:font-family="Tlwg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89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09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3333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3333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3333ff" fo:font-weight="bold" style:font-weight-asian="bold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ff3333" fo:font-weight="normal" style:font-weight-asian="normal" style:font-weight-complex="normal"/>
    </style:style>
    <style:style style:name="T10" style:family="text">
      <style:text-properties fo:color="#3333ff"/>
    </style:style>
    <style:style style:name="T11" style:family="text">
      <style:text-properties fo:color="#3333ff" fo:font-weight="normal" style:font-weight-asian="normal" style:font-weight-complex="normal"/>
    </style:style>
    <style:style style:name="T12" style:family="text">
      <style:text-properties fo:color="#ff3333"/>
    </style:style>
    <style:style style:name="T13" style:family="text">
      <style:text-properties fo:color="#000000"/>
    </style:style>
    <style:style style:name="T14" style:family="text">
      <style:text-properties style:font-name="TlwgMono1" fo:font-size="18pt" style:font-size-asian="18pt" style:font-size-complex="18pt"/>
    </style:style>
    <style:style style:name="T15" style:family="text">
      <style:text-properties style:font-name="Liberation Sans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egrating Pattern Matching within String Scann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The goal of this project is to make the pattern data type accessible to the Unicon string scanning control structure and vice versa; and also make the pattern operators and functions lexically consistent with Unicon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John H. Goettsche's Background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B. Fine Arts, University of Idaho, 1991</text:span></text:p>
              </text:list-item>
              <text:list-item>
                <text:p><text:span text:style-name="T2">B.S. Cartography, University of Idaho, 1993</text:span></text:p>
              </text:list-item>
              <text:list-item>
                <text:p><text:span text:style-name="T2">Idaho Professional Land Surveyor, #9584, 2000</text:span></text:p>
              </text:list-item>
              <text:list-item>
                <text:p><text:span text:style-name="T2">B.S. Computer Science, Eastern Oregon University, 2013</text:span></text:p>
                <text:p><text:span text:style-name="T2"/></text:p>
              </text:list-item>
              <text:list-item>
                <text:p><text:span text:style-name="T2">Master's Student in Computer Science, </text:span></text:p>
                <text:p><text:span text:style-name="T2">University of Idaho, 2013-pres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">SONBOL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Developed by David Farber, Ralph Griswold and Ivan Polonsky at Bell Telephone Laboratories in 1962</text:span></text:p>
              </text:list-item>
              <text:list-item>
                <text:p><text:span text:style-name="T4">SNOBOL4 in 1967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ONBOL 4</text:span>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as many of the features of dynamic programming: dynamic typing, eval and garbage collection.</text:p>
              </text:list-item>
              <text:list-item>
                <text:p>Pattern data ty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Data Type</text:p>
          </draw:text-box>
        </draw:frame>
        <draw:frame presentation:style-name="pr5" draw:layer="layout" svg:width="25.199cm" svg:height="12.179cm" svg:x="1.217cm" svg:y="4.914cm" presentation:class="outline" presentation:user-transformed="true">
          <draw:text-box>
            <text:list text:style-name="L3">
              <text:list-item>
                <text:p>Used in string processing</text:p>
              </text:list-item>
              <text:list-item>
                <text:p>Can be as simple as a single character or made up of several pattern operations, character strings, and patterns.</text:p>
              </text:list-item>
              <text:list-item>
                <text:p>May include concatenation and/or alternation operators</text:p>
              </text:list-item>
              <text:list-item>
                <text:p>May include pattern functions.</text:p>
              </text:list-item>
              <text:list-item>
                <text:p>Can make assignments.</text:p>
              </text:list-item>
              <text:list-item>
                <text:p>Goal directed, success and fail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c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eveloped by Ralph Griswold at the University of Arizona</text:p>
              </text:list-item>
              <text:list-item>
                <text:p>Uses the goal directed evaluation.</text:p>
              </text:list-item>
              <text:list-item>
                <text:p>String Data Type.</text:p>
              </text:list-item>
              <text:list-item>
                <text:p>Uses a string scanning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ing Scann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 string scanning functions are used to manipulate or extract information from a string.</text:p>
              </text:list-item>
              <text:list-item>
                <text:p>Cursor location is advanced when a function is successful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c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eveloped from the Icon source code.</text:p>
              </text:list-item>
              <text:list-item>
                <text:p>Includes modern features such as objects, networks and databas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con Patter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udarshan Gaikaiwari adopted SNOBOL4 patterns to Unicon in 2005.</text:p>
              </text:list-item>
              <text:list-item>
                <text:p>Included the pattern data type</text:p>
              </text:list-item>
              <text:list-item>
                <text:p>A pattern matching system</text:p>
              </text:list-item>
              <text:list-item>
                <text:p>Included pattern operators</text:p>
              </text:list-item>
              <text:list-item>
                <text:p>Included pattern matching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Match Operator ( ?? 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itializes the pattern matching operation on a subject string</text:p>
              </text:list-item>
              <text:list-item>
                <text:p>subject ?? pattern</text:p>
              </text:list-item>
              <text:list-item>
                <text:p>The pattern must be defined prior to the Pattern Match Operation</text:p>
              </text:list-item>
              <text:list-item>
                <text:p>Suspends the substring that is match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Defini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s an assignment that contains a pattern.</text:p>
              </text:list-item>
              <text:list-item>
                <text:p>Consists of strings, pattern operators and pattern functions.</text:p>
              </text:list-item>
              <text:list-item>
                <text:p>pattern := Len(3) || “ing”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Operato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ncatenation ( || ): succeeds when the pattern on the left side of the operator is found and is followed by the pattern on the right side of the the operator.</text:p>
              </text:list-item>
              <text:list-item>
                <text:p>Alternation ( .| ): succeeds if either the pattern on the left or the pattern on the right succeed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Is “bean” or “been” in the string?</text:p>
              </text:list-header>
              <text:list-item>
                <text:p>Both start with “b”</text:p>
              </text:list-item>
              <text:list-item>
                <text:p>Followed by either “ea” or “ee”</text:p>
              </text:list-item>
              <text:list-item>
                <text:p>Ends with “n”</text:p>
                <text:p>define as: <text:s/>pat := “b” || ( “ea” .| “ee” ) || “n”</text:p>
              </text:list-item>
            </text:list>
          </draw:text-box>
        </draw:frame>
        <draw:frame draw:style-name="gr2" draw:text-style-name="P6" draw:layer="layout" svg:width="14.224cm" svg:height="8.165cm" svg:x="6.096cm" svg:y="12.409cm">
          <text:p/>
          <draw:object xlink:href="../bean.odg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layer="layout" svg:width="15.872cm" svg:height="7.532cm" svg:x="5.21cm" svg:y="4.66cm" presentation:class="object" presentation:user-transformed="true">
          <text:p/>
          <draw:object xlink:href="../bean.odg" xlink:type="simple" xlink:show="embed" xlink:actuate="onLoad"/>
          <draw:image xlink:href="./ObjectReplacements/Object 2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Pattern Match Example</text:p>
          </draw:text-box>
        </draw:frame>
        <draw:frame draw:style-name="gr3" draw:layer="layout" svg:width="25.146cm" svg:height="2.384cm" svg:x="1.016cm" svg:y="4.318cm">
          <draw:text-box>
            <text:p>str := “I've been there!”</text:p>
            <text:p/>
            <text:p>str ?? pat</text:p>
          </draw:text-box>
        </draw:frame>
        <draw:frame draw:style-name="gr4" draw:layer="layout" svg:width="5.842cm" svg:height="6.65cm" svg:x="9.144cm" svg:y="11.004cm">
          <draw:text-box>
            <text:p><text:span text:style-name="T5">I</text:span><text:span text:style-name="T6">'ve</text:span><text:span text:style-name="T7"> </text:span><text:span text:style-name="T6">been there!</text:span></text:p>
            <text:p><text:span text:style-name="T6">I</text:span><text:span text:style-name="T5">'</text:span><text:span text:style-name="T6">ve</text:span><text:span text:style-name="T7"> </text:span><text:span text:style-name="T6">been there!</text:span></text:p>
            <text:p><text:span text:style-name="T6">I'</text:span><text:span text:style-name="T5">v</text:span><text:span text:style-name="T6">e</text:span><text:span text:style-name="T8"> </text:span><text:span text:style-name="T6">been there!</text:span></text:p>
            <text:p><text:span text:style-name="T6">I'v</text:span><text:span text:style-name="T5">e</text:span><text:span text:style-name="T8"> </text:span><text:span text:style-name="T6">been there!</text:span></text:p>
            <text:p><text:span text:style-name="T6">I've</text:span><text:span text:style-name="T9">_</text:span><text:span text:style-name="T6">been there!</text:span></text:p>
            <text:p><text:span text:style-name="T6">I've</text:span><text:span text:style-name="T7"> b</text:span>een there!</text:p>
            <text:p><text:span text:style-name="T6">I've</text:span><text:span text:style-name="T7"> </text:span><text:span text:style-name="T10">b</text:span><text:span text:style-name="T5">ee</text:span>n there!</text:p>
            <text:p><text:span text:style-name="T6">I've</text:span><text:span text:style-name="T7"> </text:span><text:span text:style-name="T10">b</text:span><text:span text:style-name="T7">ee</text:span>n there!</text:p>
            <text:p><text:span text:style-name="T6">I've</text:span><text:span text:style-name="T7"> </text:span><text:span text:style-name="T10">b</text:span><text:span text:style-name="T11">ee</text:span><text:span text:style-name="T7">n</text:span> there!</text:p>
          </draw:text-box>
        </draw:frame>
        <draw:frame draw:style-name="gr5" draw:layer="layout" svg:width="6.604cm" svg:height="8.343cm" svg:x="3.556cm" svg:y="11.043cm">
          <draw:text-box>
            <text:p>Is there a “b” ?</text:p>
            <text:p>Is there a “b” ?</text:p>
            <text:p>Is there a “b” ?</text:p>
            <text:p>Is there a “b” ?</text:p>
            <text:p>Is there a “b” ?</text:p>
            <text:p>Is there a “b” ?</text:p>
            <text:p>Is there a “ea” ?</text:p>
            <text:p>Is there a “ee” ?</text:p>
            <text:p>Is there an “n” ?</text:p>
            <text:p>Pattern Matched </text:p>
            <text:p/>
          </draw:text-box>
        </draw:frame>
        <draw:frame draw:style-name="gr5" draw:text-style-name="P7" draw:layer="layout" svg:width="10.922cm" svg:height="8.783cm" svg:x="14.732cm" svg:y="11.029cm">
          <draw:text-box>
            <text:p><text:span text:style-name="T12">Fail, move cursor forward</text:span></text:p>
            <text:p><text:span text:style-name="T12">Fail, move cursor forward</text:span></text:p>
            <text:p><text:span text:style-name="T12">Fail, move cursor forward</text:span></text:p>
            <text:p><text:span text:style-name="T12">Fail, move cursor forward</text:span></text:p>
            <text:p><text:span text:style-name="T12">Fail, move cursor forward</text:span></text:p>
            <text:p><text:span text:style-name="T10">Success, move cursor forward</text:span></text:p>
            <text:p><text:span text:style-name="T12">Fail, go back try alternative</text:span></text:p>
            <text:p><text:span text:style-name="T10">Success, move cursor forward</text:span></text:p>
            <text:p><text:span text:style-name="T10">Success, move cursor forward</text:span></text:p>
            <text:p><text:span text:style-name="T13">Suspend “been”</text:span></text:p>
            <text:p><text:span text:style-name="T10"/></text:p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ign Consider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hat parameters are necessary for their execution?</text:p>
              </text:list-item>
              <text:list-item>
                <text:p>From what environment are they being called?</text:p>
              </text:list-item>
              <text:list-item>
                <text:p>How are they going to be utilized?</text:p>
              </text:list-item>
              <text:list-item>
                <text:p>Under what conditions are they utilized?</text:p>
              </text:list-item>
              <text:list-item>
                <text:p>Are the operators and function lexemes consistent with Unic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matching stat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ring scanning statement is </text:p>
                <text:p>subject ? Expression</text:p>
              </text:list-item>
              <text:list-item>
                <text:p>The string scanning operation starts at the first cursor location.</text:p>
              </text:list-item>
              <text:list-item>
                <text:p>Patterns can be executed in either Anchored (requiring the first item to match) or Unanchored (like the previous example)</text:p>
              </text:list-item>
              <text:list-item>
                <text:p>a lexically consistent pattern match statement is as follows:</text:p>
                <text:p>subject ?? patte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Match <text:line-break/>within String Scann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ursor location in the subject string is known</text:p>
              </text:list-item>
              <text:list-item>
                <text:p>Cursor location is adjusted on an express succeeds</text:p>
              </text:list-item>
              <text:list-item>
                <text:p>Pattern match is to be performed starting on the next character in the subject string</text:p>
              </text:list-item>
              <text:list-item>
                <text:p>Therefore the Anchored mode is used, with the cursor loc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ing Scanning <text:line-break/>within Patter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egular pattern matches are performed in the Unanchored mode.</text:p>
              </text:list-item>
              <text:list-item>
                <text:p>Gaikaiwari's pattern matching facilities allow for single depth function calls in unevaluated expressions. <text:s/>ex. <text:span text:style-name="T10">func(var) </text:span></text:p>
              </text:list-item>
              <text:list-item>
                <text:p>String scanning functions often have a depth greater than one. <text:s/>ex. <text:span text:style-name="T10">tab(upto('e')) </text:span></text:p>
              </text:list-item>
              <text:list-item>
                <text:p>The unevaluated expressions needed to revised to handle more complex function cal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re on Unevaluated Expres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rocedure and method calls.</text:p>
                <text:list>
                  <text:list-item>
                    <text:p>foo(bar) (already handled)</text:p>
                  </text:list-item>
                  <text:list-item>
                    <text:p>foo(bar(n))</text:p>
                  </text:list-item>
                  <text:list-item>
                    <text:p>foo.bar(n)</text:p>
                  </text:list-item>
                </text:list>
              </text:list-item>
              <text:list-item>
                <text:p>Variables</text:p>
                <text:list>
                  <text:list-item>
                    <text:p>var (already handled)</text:p>
                  </text:list-item>
                  <text:list-item>
                    <text:p>object.va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Operators</text:p>
          </draw:text-box>
        </draw:frame>
        <draw:frame draw:style-name="gr2" draw:layer="layout" svg:width="21.763cm" svg:height="6.35cm" svg:x="3.048cm" svg:y="7.112cm">
          <text:p/>
          <draw:object xlink:href="../OperatorTable.ods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aten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ring concatenation and pattern concatenation are similar in that the string or patter on the left is followed by the string or pattern on the right.</text:p>
              </text:list-item>
              <text:list-item>
                <text:p>String concatenation joins strings</text:p>
              </text:list-item>
              <text:list-item>
                <text:p>Pattern concatenation finds the pattern on the left which is followed by the pattern on the right.</text:p>
              </text:list-item>
              <text:list-item>
                <text:p>Icon string concatenation operator || is used for pattern concatenation.</text:p>
              </text:list-item>
              <text:list-item>
                <text:p>The concatenation operator had to modified to recognize to identify when a pattern was being concatena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Functions</text:p>
          </draw:text-box>
        </draw:frame>
        <draw:frame draw:style-name="gr2" draw:layer="layout" svg:width="10.674cm" svg:height="12.097cm" svg:x="8.382cm" svg:y="4.914cm">
          <text:p/>
          <draw:object xlink:href="../FunctionTable.ods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x Related Funct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icon cursor/index locations:</text:span></text:p>
              </text:list-item>
            </text:list>
            <text:p><text:span text:style-name="T14"><text:s text:c="5"/></text:span><text:span text:style-name="T14">-6 -5 <text:s/>-4 <text:s/>-3 <text:s/>-2 <text:s/>-1 <text:s text:c="2"/>0</text:span></text:p>
            <text:p><text:span text:style-name="T14"><text:s text:c="5"/></text:span><text:span text:style-name="T14">| U | n | i | c | o | n |</text:span></text:p>
            <text:p><text:span text:style-name="T14"><text:s text:c="5"/></text:span><text:span text:style-name="T14">1 <text:s text:c="2"/>2 <text:s text:c="2"/>3 <text:s text:c="2"/>4 <text:s text:c="2"/>5 <text:s text:c="2"/>6 <text:s text:c="2"/>7</text:span></text:p>
            <text:list text:continue-numbering="true" text:style-name="L3">
              <text:list-item>
                <text:p><text:span text:style-name="T15">Pattern cursor/index locations:</text:span></text:p>
              </text:list-item>
            </text:list>
            <text:p><text:span text:style-name="T14"><text:s text:c="5"/></text:span><text:span text:style-name="T14">6 <text:s text:c="2"/>5 <text:s text:c="2"/>4 <text:s text:c="2"/>3 <text:s text:c="2"/>2 <text:s text:c="2"/>1 <text:s text:c="2"/>0</text:span></text:p>
            <text:p><text:span text:style-name="T14"><text:s text:c="5"/></text:span><text:span text:style-name="T14">| S | N | O | B | O | L |</text:span></text:p>
            <text:p><text:span text:style-name="T14"><text:s text:c="5"/></text:span><text:span text:style-name="T14">1 <text:s text:c="2"/>2 <text:s text:c="2"/>3 <text:s text:c="2"/>4 <text:s text:c="2"/>5 <text:s text:c="2"/>6 <text:s text:c="2"/>7</text:span></text:p>
            <text:list text:continue-numbering="true" text:style-name="L3">
              <text:list-item>
                <text:p><text:span text:style-name="T15">The Pattern cursor locations changed to the Unicon standard</text:span></text:p>
              </text:list-item>
              <text:list-item>
                <text:p><text:span text:style-name="T15">Index related functions Pos() and Tab() where changed to accept negative numbe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Front-end compiler, unicon, translates unicon code to icon code. <text:s/>Pattern definitions and component parts are identified and converted to function calls.</text:p>
              </text:list-item>
              <text:list-item>
                <text:p>Icont compiles icon code to virtual machine code</text:p>
              </text:list-item>
            </text:list>
          </draw:text-box>
        </draw:frame>
        <draw:frame draw:style-name="gr2" draw:text-style-name="P6" draw:layer="layout" svg:width="19.72cm" svg:height="13.985cm" svg:x="6.604cm" svg:y="13.462cm">
          <text:p/>
          <draw:object xlink:href="../compiler.p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s at runti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nstruction</text:p>
                <text:list>
                  <text:list-item>
                    <text:p>pattern functions and their contexts are identified</text:p>
                  </text:list-item>
                  <text:list-item>
                    <text:p>variables, procedures, and methods that are not part of unevaluated expressions are evaluated.</text:p>
                  </text:list-item>
                </text:list>
              </text:list-item>
              <text:list-item>
                <text:p>Evaluation</text:p>
                <text:list>
                  <text:list-item>
                    <text:p>pattern functions and the contents of unevaluated expressions are evaluated with the subject str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&amp;subject and &amp;p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ring scanning uses “&amp;subject” and “&amp;pos” to keep track of the index location in the subject string.</text:p>
              </text:list-item>
              <text:list-item>
                <text:p>pattern matching used the variable “cursor”</text:p>
              </text:list-item>
              <text:list-item>
                <text:p>pattern match was modified to work off of the &amp;subject and &amp;pos keywor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n match from string scann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odified tabmat operator =</text:p>
                <text:list>
                  <text:list-item>
                    <text:p>recognizes patterns</text:p>
                  </text:list-item>
                  <text:list-item>
                    <text:p>initializes and executes a match</text:p>
                  </text:list-item>
                  <text:list-item>
                    <text:p>suspends the matched string</text:p>
                  </text:list-item>
                </text:list>
              </text:list-item>
              <text:list-item>
                <text:p>anchored mode</text:p>
                <text:list>
                  <text:list-item>
                    <text:p>match must begin at current index 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ing scanning as unevaluated express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nevaluated expressions stored as lists similar to LISP while compiling</text:p>
                <text:list>
                  <text:list-item>
                    <text:p>first element in list is the function</text:p>
                  </text:list-item>
                  <text:list-item>
                    <text:p>remainder are the arguments</text:p>
                  </text:list-item>
                </text:list>
              </text:list-item>
              <text:list-item>
                <text:p>emit_code_for_uneval() did not support nested functions.</text:p>
                <text:list>
                  <text:list-item>
                    <text:p>`tab(upto('e'))` produced [“tab”, “upto”, “e”]</text:p>
                  </text:list-item>
                </text:list>
              </text:list-item>
              <text:list-item>
                <text:p>revised emit_code_for_uneval() call recursive functions to generate a list. </text:p>
                <text:list>
                  <text:list-item>
                    <text:p>`tab(upto('e'))` produced [“tab”, [“upto”, “e”]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fferentiating variables, csets, strings, numbe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sed notation with the quotes. <text:s/></text:p>
                <text:list>
                  <text:list-item>
                    <text:p>“”stuff”” is a string “stuff” </text:p>
                  </text:list-item>
                  <text:list-item>
                    <text:p>“'abc'” is a cset with the elements 'a', 'b' and 'c'.</text:p>
                  </text:list-item>
                  <text:list-item>
                    <text:p>“v” is <text:s/>the variable 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st evalu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esolveList is called recursively to evaluate the list</text:p>
              </text:list-item>
              <text:list-item>
                <text:p>Identifies: lists, csets, strings, numeric values, complements, keywords, variables, procedures and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ywor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etkeyword() was added to rmisc.r to connect keyword with the appropriate cset valu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and Method Cal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o allow pattern functions to accept unevaluated procedure and method calls as arguments:</text:p>
                <text:list>
                  <text:list-item>
                    <text:p>ConvertPatternArgumentInt() and ConvertPatternArgumentCset() macros were revised.</text:p>
                  </text:list-item>
                  <text:list-item>
                    <text:p>GetResultFromFuncCall() and GetResultFromMethodCall() were revised to handle the new lists with call to recursive functions to processFuncCallList() and processMethodCallList(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 it a Metho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he list [“foo”, “bar”, “arg”] can be either </text:p>
                <text:list>
                  <text:list-item>
                    <text:p>foo(bar, arg)</text:p>
                  </text:list-item>
                  <text:list-item>
                    <text:p>foo.bar(arg)</text:p>
                  </text:list-item>
                </text:list>
              </text:list-item>
              <text:list-item>
                <text:p>isMethod() function was created.</text:p>
                <text:list>
                  <text:list-item>
                    <text:p>checks to see if foo.bar(arg) exists</text:p>
                  </text:list-item>
                  <text:list-item>
                    <text:p>if foo.bar(arg) exists then it returns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atenation Operat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odified </text:p>
                <text:list>
                  <text:list-item>
                    <text:p>recognize when a pattern is an operand.</text:p>
                  </text:list-item>
                  <text:list-item>
                    <text:p>If there is a pattern, call the pattern concatenation function and return a pattern.</text:p>
                  </text:list-item>
                  <text:list-item>
                    <text:p>Otherwise run the string concatenation and return a string.</text:p>
                  </text:list-item>
                </text:list>
              </text:list-item>
              <text:list-item>
                <text:p>Grammar adjustment</text:p>
                <text:list>
                  <text:list-item>
                    <text:p>pattern assignments were moved to have a lower <text:span text:style-name="T12">priority</text:span> than concate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x Related Func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Modify the pattern source files to address the functional changes for Pos(n) and Tab(n).</text:p>
              </text:list-header>
              <text:list-item>
                <text:p>Pos(n) and Tab(n) were revised to accept negative values for n.</text:p>
              </text:list-item>
              <text:list-item>
                <text:p>When n is negative</text:p>
                <text:list>
                  <text:list-item>
                    <text:p>negative value was changed to a positive</text:p>
                  </text:list-item>
                  <text:list-item>
                    <text:p>the pattern was identified as PC_Rpo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x Related Func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/>
              </text:list-item>
              <text:list-item>
                <text:p>Modify function definitions for the Unicon build.</text:p>
              </text:list-item>
              <text:list-item>
                <text:p>Modify the grammar to maintain the order of operations for the concatenation opera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enchmark Problems</text:p>
                <text:list>
                  <text:list-item>
                    <text:p>2 out of 4 pattern solutions have significantly less code than string scanning alone</text:p>
                  </text:list-item>
                  <text:list-item>
                    <text:p>demonstrate various solutions to problems</text:p>
                  </text:list-item>
                </text:list>
              </text:list-item>
              <text:list-item>
                <text:p>Functional Integration</text:p>
                <text:list>
                  <text:list-item>
                    <text:p>Reduced pattern function set</text:p>
                  </text:list-item>
                  <text:list-item>
                    <text:p>Pattern and string scanning integration</text:p>
                  </text:list-item>
                  <text:list-item>
                    <text:p>Expanded unevaluated expression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lwgMono1" svg:font-family="TlwgMono" style:font-pitch="fixed"/>
    <style:font-face style:name="Liberation Sans1" svg:font-family="'Liberation Sans'" style:font-pitch="variable"/>
    <style:font-face style:name="TlwgMono" svg:font-family="Tlwg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3T13:23:33.578357240</meta:creation-date>
    <dc:date>2015-06-18T17:24:02.386348200</dc:date>
    <meta:editing-duration>PT7H9M49S</meta:editing-duration>
    <meta:editing-cycles>15</meta:editing-cycles>
    <meta:generator>LibreOffice/4.2.8.2$Linux_X86_64 LibreOffice_project/420m0$Build-2</meta:generator>
    <meta:document-statistic meta:object-count="175"/>
  </office:meta>
</office:document-meta>
</file>